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80808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4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5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5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6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6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6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7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72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7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7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7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8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8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84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8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8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9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9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95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96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9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0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0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0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07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0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0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1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20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2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2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2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2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3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32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3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3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3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4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4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44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4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4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4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5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5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5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6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6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6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6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70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7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8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9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0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3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3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3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4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4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4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5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7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8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9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bold" fo:font-family="'MS Reference Sans Serif'" style:font-family-asian="'MS Reference Sans Serif'" style:font-family-complex="'MS Reference Sans Serif'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23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24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80808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MS Reference Sans Serif'" style:font-family-asian="'MS Reference Sans Serif'" style:font-family-complex="'MS Reference Sans Serif'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0" style:font-family-asian="0" style:font-family-complex="0" fo:background-color="transparent" fo:color="#000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8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6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77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5.40pt" fo:text-indent="-5.40pt">
        <style:tab-stops>
          <style:tab-stop style:position="444.55pt"/>
        </style:tab-stops>
      </style:paragraph-properties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5.40pt" fo:text-indent="-5.40pt">
        <style:tab-stops>
          <style:tab-stop style:position="123.40pt"/>
          <style:tab-stop style:position="49339.10pt"/>
        </style:tab-stops>
      </style:paragraph-properties>
    </style:style>
    <style:style style:name="P195" style:family="paragraph">
      <style:paragraph-properties fo:line-height="100.00%" fo:text-align="left"/>
    </style:style>
    <style:style style:name="TableColumn0100" style:family="table-column">
      <style:table-column-properties style:column-width="1.788889in"/>
    </style:style>
    <style:style style:name="TableColumn0101" style:family="table-column">
      <style:table-column-properties style:column-width="4.460417in"/>
    </style:style>
    <style:style style:name="Table01" style:family="table">
      <style:table-properties style:width="6.24930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0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1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1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19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20" style:family="table-row">
      <style:table-row-properties/>
    </style:style>
    <style:style style:name="TableCell012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7" style:family="table-row">
      <style:table-row-properties/>
    </style:style>
    <style:style style:name="TableCell012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8" style:family="table-row">
      <style:table-row-properties/>
    </style:style>
    <style:style style:name="TableCell012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29" style:family="table-row">
      <style:table-row-properties/>
    </style:style>
    <style:style style:name="TableCell012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2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0" style:family="table-row">
      <style:table-row-properties/>
    </style:style>
    <style:style style:name="TableCell013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1" style:family="table-row">
      <style:table-row-properties/>
    </style:style>
    <style:style style:name="TableCell0131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3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32" style:family="table-row">
      <style:table-row-properties/>
    </style:style>
    <style:style style:name="TableCell013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3" style:family="table-row">
      <style:table-row-properties/>
    </style:style>
    <style:style style:name="TableCell013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4" style:family="table-row">
      <style:table-row-properties/>
    </style:style>
    <style:style style:name="TableCell013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5" style:family="table-row">
      <style:table-row-properties/>
    </style:style>
    <style:style style:name="TableCell013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6" style:family="table-row">
      <style:table-row-properties/>
    </style:style>
    <style:style style:name="TableCell013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7" style:family="table-row">
      <style:table-row-properties/>
    </style:style>
    <style:style style:name="TableCell013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8" style:family="table-row">
      <style:table-row-properties/>
    </style:style>
    <style:style style:name="TableCell013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39" style:family="table-row">
      <style:table-row-properties/>
    </style:style>
    <style:style style:name="TableCell013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3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0" style:family="table-row">
      <style:table-row-properties/>
    </style:style>
    <style:style style:name="TableCell014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1" style:family="table-row">
      <style:table-row-properties/>
    </style:style>
    <style:style style:name="TableCell014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2" style:family="table-row">
      <style:table-row-properties/>
    </style:style>
    <style:style style:name="TableCell014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3" style:family="table-row">
      <style:table-row-properties/>
    </style:style>
    <style:style style:name="TableCell014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4" style:family="table-row">
      <style:table-row-properties/>
    </style:style>
    <style:style style:name="TableCell014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5" style:family="table-row">
      <style:table-row-properties/>
    </style:style>
    <style:style style:name="TableCell014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6" style:family="table-row">
      <style:table-row-properties/>
    </style:style>
    <style:style style:name="TableCell014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7" style:family="table-row">
      <style:table-row-properties/>
    </style:style>
    <style:style style:name="TableCell014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48" style:family="table-row">
      <style:table-row-properties/>
    </style:style>
    <style:style style:name="TableCell0148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48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49" style:family="table-row">
      <style:table-row-properties/>
    </style:style>
    <style:style style:name="TableCell014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4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0" style:family="table-row">
      <style:table-row-properties/>
    </style:style>
    <style:style style:name="TableCell015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1" style:family="table-row">
      <style:table-row-properties/>
    </style:style>
    <style:style style:name="TableCell015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2" style:family="table-row">
      <style:table-row-properties/>
    </style:style>
    <style:style style:name="TableCell015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3" style:family="table-row">
      <style:table-row-properties/>
    </style:style>
    <style:style style:name="TableCell015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4" style:family="table-row">
      <style:table-row-properties/>
    </style:style>
    <style:style style:name="TableCell015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5" style:family="table-row">
      <style:table-row-properties/>
    </style:style>
    <style:style style:name="TableCell015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6" style:family="table-row">
      <style:table-row-properties/>
    </style:style>
    <style:style style:name="TableCell015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7" style:family="table-row">
      <style:table-row-properties/>
    </style:style>
    <style:style style:name="TableCell015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8" style:family="table-row">
      <style:table-row-properties/>
    </style:style>
    <style:style style:name="TableCell015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59" style:family="table-row">
      <style:table-row-properties/>
    </style:style>
    <style:style style:name="TableCell015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5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0" style:family="table-row">
      <style:table-row-properties/>
    </style:style>
    <style:style style:name="TableCell016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1" style:family="table-row">
      <style:table-row-properties/>
    </style:style>
    <style:style style:name="TableCell016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2" style:family="table-row">
      <style:table-row-properties/>
    </style:style>
    <style:style style:name="TableCell016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3" style:family="table-row">
      <style:table-row-properties/>
    </style:style>
    <style:style style:name="TableCell016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4" style:family="table-row">
      <style:table-row-properties/>
    </style:style>
    <style:style style:name="TableCell016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5" style:family="table-row">
      <style:table-row-properties/>
    </style:style>
    <style:style style:name="TableCell016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6" style:family="table-row">
      <style:table-row-properties/>
    </style:style>
    <style:style style:name="TableCell016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7" style:family="table-row">
      <style:table-row-properties/>
    </style:style>
    <style:style style:name="TableCell016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8" style:family="table-row">
      <style:table-row-properties/>
    </style:style>
    <style:style style:name="TableCell0168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8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69" style:family="table-row">
      <style:table-row-properties/>
    </style:style>
    <style:style style:name="TableCell016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6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0" style:family="table-row">
      <style:table-row-properties/>
    </style:style>
    <style:style style:name="TableCell017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1" style:family="table-row">
      <style:table-row-properties/>
    </style:style>
    <style:style style:name="TableCell0171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7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72" style:family="table-row">
      <style:table-row-properties/>
    </style:style>
    <style:style style:name="TableCell017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3" style:family="table-row">
      <style:table-row-properties/>
    </style:style>
    <style:style style:name="TableCell0173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3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4" style:family="table-row">
      <style:table-row-properties/>
    </style:style>
    <style:style style:name="TableCell0174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4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5" style:family="table-row">
      <style:table-row-properties/>
    </style:style>
    <style:style style:name="TableCell0175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5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6" style:family="table-row">
      <style:table-row-properties/>
    </style:style>
    <style:style style:name="TableCell0176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6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7" style:family="table-row">
      <style:table-row-properties/>
    </style:style>
    <style:style style:name="TableCell0177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7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78" style:family="table-row">
      <style:table-row-properties/>
    </style:style>
    <style:style style:name="TableCell017800" style:family="table-cell">
      <style:table-cell-properties fo:border-top="0.006944in solid #ffffff" fo:border-left="0.006944in solid #ffffff" fo:border-right="0.006944in solid #ffffff" fo:border-bottom="0.010417in solid #ffffff" fo:padding-left="0.075000in" fo:padding-right="0.075000in" fo:vertical-align="top" fo:background-color="#ffffff"/>
    </style:style>
    <style:style style:name="TableCell0178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79" style:family="table-row">
      <style:table-row-properties/>
    </style:style>
    <style:style style:name="TableCell0179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79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80" style:family="table-row">
      <style:table-row-properties/>
    </style:style>
    <style:style style:name="TableCell018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8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181" style:family="table-row">
      <style:table-row-properties/>
    </style:style>
    <style:style style:name="TableCell018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18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Column0200" style:family="table-column">
      <style:table-column-properties style:column-width="1.788889in"/>
    </style:style>
    <style:style style:name="TableColumn0201" style:family="table-column">
      <style:table-column-properties style:column-width="4.460417in"/>
    </style:style>
    <style:style style:name="Table02" style:family="table">
      <style:table-properties style:width="6.24930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200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201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0417in solid #ffffff" fo:border-left="0.006944in solid #ffffff" fo:border-right="0.010417in solid #ffffff" fo:border-bottom="0.010417in solid #ffffff" fo:padding-left="0.075000in" fo:padding-right="0.075000in" fo:vertical-align="top" fo:background-color="#ffffff"/>
    </style:style>
    <style:style style:name="TableCell020201" style:family="table-cell">
      <style:table-cell-properties fo:border-top="0.010417in solid #ffffff" fo:border-left="0.010417in solid #ffffff" fo:border-right="0.006944in solid #ffffff" fo:border-bottom="0.010417in solid #ffffff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39.69mm" svg:height="39.69mm" style:rel-width="scale" style:rel-height="scale"><draw:object-ole xlink:href="OleObj1"/><draw:image xlink:href="ObjectReplacements/OleObj1"/></draw:frame><text:span text:style-name="T3"/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3"><text:span text:style-name="T4">Абдукаримов Абдурашид Абдулхамитович</text:span><text:span text:style-name="T5"/></text:p>
          </table:table-cell>
          <table:covered-table-cell/>
        </table:table-row>
        <table:table-row table:style-name="TableRow0101">
          <table:table-cell table:style-name="TableCell010100">
            <text:p text:style-name="P6"><text:span text:style-name="T5"/></text:p>
          </table:table-cell>
          <table:table-cell table:style-name="TableCell010101">
            <text:p text:style-name="P6"><text:span text:style-name="T5"/></text:p>
          </table:table-cell>
        </table:table-row>
        <table:table-row table:style-name="TableRow0102">
          <table:table-cell table:style-name="TableCell010200">
            <text:p text:style-name="P8"><text:span text:style-name="T6">Желаемая должность:</text:span><text:span text:style-name="T7"/></text:p>
          </table:table-cell>
          <table:table-cell table:style-name="TableCell010201">
            <text:p text:style-name="P8"><text:span text:style-name="T8">Менеджер проектов, переводчик, бизнес-консультант, аналитик<text:s/></text:span><text:span text:style-name="T9"/></text:p>
          </table:table-cell>
        </table:table-row>
        <table:table-row table:style-name="TableRow0103">
          <table:table-cell table:style-name="TableCell010300">
            <text:p text:style-name="P10"><text:span text:style-name="T10">Зарплата:</text:span><text:span text:style-name="T11"/></text:p>
          </table:table-cell>
          <table:table-cell table:style-name="TableCell010301">
            <text:p text:style-name="P10"><text:span text:style-name="T12">По договоренности<text:s/></text:span><text:span text:style-name="T13"/></text:p>
          </table:table-cell>
        </table:table-row>
        <table:table-row table:style-name="TableRow0104">
          <table:table-cell table:style-name="TableCell010400">
            <text:p text:style-name="P12"><text:span text:style-name="T14">Тип работы:</text:span><text:span text:style-name="T15"/></text:p>
          </table:table-cell>
          <table:table-cell table:style-name="TableCell010401">
            <text:p text:style-name="P12"><text:span text:style-name="T16">Не указано</text:span><text:span text:style-name="T17"/></text:p>
          </table:table-cell>
        </table:table-row>
        <table:table-row table:style-name="TableRow0105">
          <table:table-cell table:style-name="TableCell010500">
            <text:p text:style-name="P14"><text:span text:style-name="T18">Место работы:</text:span><text:span text:style-name="T19"/></text:p>
          </table:table-cell>
          <table:table-cell table:style-name="TableCell010501">
            <text:p text:style-name="P14"><text:span text:style-name="T20">не имеет значения</text:span><text:span text:style-name="T21"/></text:p>
          </table:table-cell>
        </table:table-row>
        <table:table-row table:style-name="TableRow0106">
          <table:table-cell table:style-name="TableCell010600">
            <text:p text:style-name="P16"><text:span text:style-name="T21"/></text:p>
          </table:table-cell>
          <table:table-cell table:style-name="TableCell010601">
            <text:p text:style-name="P16"><text:span text:style-name="T21"/></text:p>
          </table:table-cell>
        </table:table-row>
        <table:table-row table:style-name="TableRow0107">
          <table:table-cell table:style-name="TableCell010700">
            <text:p text:style-name="P18"><text:span text:style-name="T22">Ф.И.О.:</text:span><text:span text:style-name="T23"/></text:p>
          </table:table-cell>
          <table:table-cell table:style-name="TableCell010701">
            <text:p text:style-name="P18"><text:span text:style-name="T24">Абдукаримов Абдурашид Абдулхамитович</text:span><text:span text:style-name="T25"/></text:p>
          </table:table-cell>
        </table:table-row>
        <table:table-row table:style-name="TableRow0108">
          <table:table-cell table:style-name="TableCell010800">
            <text:p text:style-name="P20"><text:span text:style-name="T26">Телефон:</text:span><text:span text:style-name="T27"/></text:p>
          </table:table-cell>
          <table:table-cell table:style-name="TableCell010801">
            <text:p text:style-name="P20"><text:span text:style-name="T28">+998950833850</text:span><text:span text:style-name="T29"/></text:p>
          </table:table-cell>
        </table:table-row>
        <table:table-row table:style-name="TableRow0109">
          <table:table-cell table:style-name="TableCell010900">
            <text:p text:style-name="P22"><text:span text:style-name="T30">Электронная почта:</text:span><text:span text:style-name="T31"/></text:p>
          </table:table-cell>
          <table:table-cell table:style-name="TableCell010901">
            <text:p text:style-name="P22"><text:span text:style-name="T32">secret.uzbek@tutamail.com</text:span><text:span text:style-name="T33"/></text:p>
          </table:table-cell>
        </table:table-row>
        <table:table-row table:style-name="TableRow0110">
          <table:table-cell table:style-name="TableCell011000">
            <text:p text:style-name="P24"><text:span text:style-name="T34">Другие контакты:</text:span><text:span text:style-name="T35"/></text:p>
          </table:table-cell>
          <table:table-cell table:style-name="TableCell011001">
            <text:p text:style-name="P24"><text:span text:style-name="T35"/></text:p>
          </table:table-cell>
        </table:table-row>
        <table:table-row table:style-name="TableRow0111">
          <table:table-cell table:style-name="TableCell011100">
            <text:p text:style-name="P26"><text:span text:style-name="T35"/></text:p>
          </table:table-cell>
          <table:table-cell table:style-name="TableCell011101">
            <text:p text:style-name="P26"><text:span text:style-name="T35"/></text:p>
          </table:table-cell>
        </table:table-row>
        <table:table-row table:style-name="TableRow0112">
          <table:table-cell table:style-name="TableCell011200" table:number-columns-spanned="2">
            <text:p text:style-name="P29"><text:span text:style-name="T36">Личная информация</text:span><text:span text:style-name="T37"/></text:p>
          </table:table-cell>
          <table:covered-table-cell/>
        </table:table-row>
        <table:table-row table:style-name="TableRow0113">
          <table:table-cell table:style-name="TableCell011300">
            <text:p text:style-name="P32"><text:span text:style-name="T37"/></text:p>
          </table:table-cell>
          <table:table-cell table:style-name="TableCell011301">
            <text:p text:style-name="P32"><text:span text:style-name="T37"/></text:p>
          </table:table-cell>
        </table:table-row>
        <table:table-row table:style-name="TableRow0114">
          <table:table-cell table:style-name="TableCell011400">
            <text:p text:style-name="P34"><text:span text:style-name="T38">Город проживания:</text:span><text:span text:style-name="T39"/></text:p>
          </table:table-cell>
          <table:table-cell table:style-name="TableCell011401">
            <text:p text:style-name="P34"><text:span text:style-name="T40">Ташкент, готов к переезду</text:span><text:span text:style-name="T41"/></text:p>
          </table:table-cell>
        </table:table-row>
        <table:table-row table:style-name="TableRow0115">
          <table:table-cell table:style-name="TableCell011500">
            <text:p text:style-name="P36"><text:span text:style-name="T42">Образование:</text:span><text:span text:style-name="T43"/></text:p>
          </table:table-cell>
          <table:table-cell table:style-name="TableCell011501">
            <text:p text:style-name="P36"><text:span text:style-name="T44">Высшее</text:span><text:span text:style-name="T45"/></text:p>
          </table:table-cell>
        </table:table-row>
        <table:table-row table:style-name="TableRow0116">
          <table:table-cell table:style-name="TableCell011600">
            <text:p text:style-name="P38"><text:span text:style-name="T46">Дата рождения:</text:span><text:span text:style-name="T47"/></text:p>
          </table:table-cell>
          <table:table-cell table:style-name="TableCell011601">
            <text:p text:style-name="P38"><text:span text:style-name="T48">22<text:s/></text:span><text:span text:style-name="T49">марта 1977 г. (48</text:span><text:span text:style-name="T50"> </text:span><text:span text:style-name="T51">лет)</text:span><text:span text:style-name="T52"/></text:p>
          </table:table-cell>
        </table:table-row>
        <table:table-row table:style-name="TableRow0117">
          <table:table-cell table:style-name="TableCell011700">
            <text:p text:style-name="P40"><text:span text:style-name="T53">Семейное положение:</text:span><text:span text:style-name="T54"/></text:p>
          </table:table-cell>
          <table:table-cell table:style-name="TableCell011701">
            <text:p text:style-name="P40"><text:span text:style-name="T55">Женат, есть дети</text:span><text:span text:style-name="T56"/></text:p>
          </table:table-cell>
        </table:table-row>
        <table:table-row table:style-name="TableRow0118">
          <table:table-cell table:style-name="TableCell011800">
            <text:p text:style-name="P42"><text:span text:style-name="T56"/></text:p>
          </table:table-cell>
          <table:table-cell table:style-name="TableCell011801">
            <text:p text:style-name="P42"><text:span text:style-name="T56"/></text:p>
          </table:table-cell>
        </table:table-row>
        <table:table-row table:style-name="TableRow0119">
          <table:table-cell table:style-name="TableCell011900" table:number-columns-spanned="2">
            <text:p text:style-name="P45"><text:span text:style-name="T57">Опыт работы</text:span></text:p>
            <text:p text:style-name="P45"><text:span text:style-name="T58"/></text:p>
          </table:table-cell>
          <table:covered-table-cell/>
        </table:table-row>
        <table:table-row table:style-name="TableRow0120">
          <table:table-cell table:style-name="TableCell012000">
            <text:p text:style-name="P48"><text:span text:style-name="T59">С 2017 года по настоящее время</text:span><text:span text:style-name="T60"/></text:p>
          </table:table-cell>
          <table:table-cell table:style-name="TableCell012001">
            <text:p text:style-name="P49"><text:span text:style-name="T61">Бизнес-консультант, переводчик, гид по Узбекистану</text:span></text:p>
            <text:p text:style-name="P49"><text:span text:style-name="T62"/></text:p>
            <text:p text:style-name="P49"><text:span text:style-name="T62"/></text:p>
          </table:table-cell>
        </table:table-row>
        <table:table-row table:style-name="TableRow0121">
          <table:table-cell table:style-name="TableCell012100">
            <text:p text:style-name="P51"><text:span text:style-name="T63">Декабрь 2011</text:span><text:span text:style-name="T64"> —<text:s/></text:span><text:span text:style-name="T65">июль 2017</text:span></text:p>
            <text:p text:style-name="P51"><text:span text:style-name="T66"/></text:p>
            <text:p text:style-name="P51"><text:span text:style-name="T67">5<text:s/></text:span><text:span text:style-name="T68">лет и 8 месяцев</text:span><text:span text:style-name="T69"/></text:p>
          </table:table-cell>
          <table:table-cell table:style-name="TableCell012101">
            <text:p text:style-name="P51"><text:span text:style-name="T70">Ассистент по политическим и экономическим вопросам, переводчик<text:s/></text:span><text:span text:style-name="T71">(Полная занятость)</text:span></text:p>
            <text:p text:style-name="P51"><text:span text:style-name="T72">Посольство Швейцарии в Ташкенте, Ташкент </text:span></text:p>
            <text:p text:style-name="P52"><text:span text:style-name="T72">Обязанности: </text:span></text:p>
            <text:p text:style-name="P53"><text:span text:style-name="T73">Мониторинг и анализ политической и экономической ситуации в стране и регионе</text:span></text:p>
            <text:p text:style-name="P53"><text:span text:style-name="T73">Подготовка и составление отчётов о различных аспектах политического, экономического, социально-правового и общественного состояния и событий в стране и регионе</text:span></text:p>
            <text:p text:style-name="P53"><text:span text:style-name="T73">Подготовка и составление ежегодных отчётов о состоянии дел в экономике, в области прав человека, и политике и прочих аспектах</text:span></text:p>
            <text:p text:style-name="P53"><text:span text:style-name="T73">Сопровождение и помощь представителям швейцарского бизнеса в стране в рамках миссии представительства</text:span></text:p>
            <text:p text:style-name="P53"><text:span text:style-name="T73">Контакты и медиация между представителями правительственных учреждений Швейцарии и Узбекистана, а также деловых кругов</text:span></text:p>
            <text:p text:style-name="P53"><text:span text:style-name="T73">Устный и письменный перевод с немецкого и английского на русский и узбекский</text:span></text:p>
            <text:p text:style-name="P53"><text:span text:style-name="T73">Подготовка презентаций</text:span></text:p>
            <text:p text:style-name="P53"><text:span text:style-name="T73">Участие в переговорах</text:span></text:p>
            <text:p text:style-name="P53"><text:span text:style-name="T73">Организация посещенией регионов страны послом и представителями государственных структур и делегаций для ознакомления с ситуацией, координация протокольных мероприятий</text:span></text:p>
            <text:p text:style-name="P53"><text:span text:style-name="T73">Прием посетителей и делегаций</text:span></text:p>
            <text:p text:style-name="P53"><text:span text:style-name="T74"/></text:p>
            <text:p text:style-name="P53"><text:span text:style-name="T74"/></text:p>
          </table:table-cell>
        </table:table-row>
        <table:table-row table:style-name="TableRow0122">
          <table:table-cell table:style-name="TableCell012200">
            <text:p text:style-name="P55"><text:span text:style-name="T75">Июнь 2011</text:span><text:span text:style-name="T76"> —<text:s/></text:span><text:span text:style-name="T77">ноябрь 2011</text:span></text:p>
            <text:p text:style-name="P55"><text:span text:style-name="T78"/></text:p>
            <text:p text:style-name="P55"><text:span text:style-name="T79">6<text:s/></text:span><text:span text:style-name="T80">месяцев</text:span><text:span text:style-name="T81"/></text:p>
          </table:table-cell>
          <table:table-cell table:style-name="TableCell012201">
            <text:p text:style-name="P55"><text:span text:style-name="T82">Администратор-переводчик<text:s/></text:span><text:span text:style-name="T83">(Полная занятость)</text:span></text:p>
            <text:p text:style-name="P55"><text:span text:style-name="T84">Хокимият города Ташкента, Ташкент </text:span></text:p>
            <text:p text:style-name="P55"><text:span text:style-name="T85"/></text:p>
          </table:table-cell>
        </table:table-row>
        <table:table-row table:style-name="TableRow0123">
          <table:table-cell table:style-name="TableCell012300">
            <text:p text:style-name="P57"><text:span text:style-name="T86">Январь 2010</text:span><text:span text:style-name="T87"> —<text:s/></text:span><text:span text:style-name="T88">февраль 2011</text:span></text:p>
            <text:p text:style-name="P57"><text:span text:style-name="T89"/></text:p>
            <text:p text:style-name="P57"><text:span text:style-name="T90">1<text:s/></text:span><text:span text:style-name="T91">год и 2 месяца</text:span><text:span text:style-name="T92"/></text:p>
          </table:table-cell>
          <table:table-cell table:style-name="TableCell012301">
            <text:p text:style-name="P58"><text:span text:style-name="T93">Директор по маркетингу<text:s/></text:span><text:span text:style-name="T94">(Частичная занятость)</text:span></text:p>
            <text:p text:style-name="P59"><text:span text:style-name="T95">Lotgo.ru,<text:s/></text:span><text:span text:style-name="T96">Москва </text:span></text:p>
            <text:p text:style-name="P59"><text:span text:style-name="T97"/></text:p>
          </table:table-cell>
        </table:table-row>
        <table:table-row table:style-name="TableRow0124">
          <table:table-cell table:style-name="TableCell012400">
            <text:p text:style-name="P61"><text:span text:style-name="T98">Октябрь 2006</text:span><text:span text:style-name="T99"> —<text:s/></text:span><text:span text:style-name="T100">апрель 2007</text:span></text:p>
            <text:p text:style-name="P61"><text:span text:style-name="T101"/></text:p>
            <text:p text:style-name="P61"><text:span text:style-name="T102">7<text:s/></text:span><text:span text:style-name="T103">месяцев</text:span><text:span text:style-name="T104"/></text:p>
          </table:table-cell>
          <table:table-cell table:style-name="TableCell012401">
            <text:p text:style-name="P62"><text:span text:style-name="T105">Ассистент по проекту<text:s/></text:span><text:span text:style-name="T106">(Полная занятость)</text:span></text:p>
            <text:p text:style-name="P63"><text:span text:style-name="T107">Siemens,<text:s/></text:span><text:span text:style-name="T108">Навои </text:span></text:p>
            <text:p text:style-name="P63"><text:span text:style-name="T108">Обязанности: </text:span></text:p>
            <text:p text:style-name="P63"><text:span text:style-name="T109">Устный и письменный перевод с немецкого на русский и узбекский</text:span></text:p>
            <text:p text:style-name="P63"><text:span text:style-name="T109">Ведение переписки по проекту</text:span></text:p>
            <text:p text:style-name="P63"><text:span text:style-name="T109">Логистика: бронирование авиабилетов и поиск транспорта</text:span></text:p>
            <text:p text:style-name="P63"><text:span text:style-name="T109">Супервайзинг проекта</text:span></text:p>
            <text:p text:style-name="P63"><text:span text:style-name="T109">Учёт материалов</text:span></text:p>
            <text:p text:style-name="P63"><text:span text:style-name="T109">Подготовка и организация собраний</text:span></text:p>
            <text:p text:style-name="P63"><text:span text:style-name="T109">Подготовка презентаций</text:span></text:p>
            <text:p text:style-name="P63"><text:span text:style-name="T109">Участие в переговорах</text:span></text:p>
            <text:p text:style-name="P63"><text:span text:style-name="T109">Организация местных и зарубежных командировок руководителей, координация транспорта для приезжающих гостей</text:span></text:p>
            <text:p text:style-name="P63"><text:span text:style-name="T109">Прием посетителей и делегаций</text:span></text:p>
            <text:p text:style-name="P63"><text:span text:style-name="T110"/></text:p>
            <text:p text:style-name="P63"><text:span text:style-name="T110"/></text:p>
          </table:table-cell>
        </table:table-row>
        <table:table-row table:style-name="TableRow0125">
          <table:table-cell table:style-name="TableCell012500">
            <text:p text:style-name="P65"><text:span text:style-name="T111">Май 2003</text:span><text:span text:style-name="T112"> —<text:s/></text:span><text:span text:style-name="T113">январь 2006</text:span></text:p>
            <text:p text:style-name="P65"><text:span text:style-name="T114"/></text:p>
            <text:p text:style-name="P65"><text:span text:style-name="T115">2<text:s/></text:span><text:span text:style-name="T116">года и 9 месяцев</text:span><text:span text:style-name="T117"/></text:p>
          </table:table-cell>
          <table:table-cell table:style-name="TableCell012501">
            <text:p text:style-name="P65"><text:span text:style-name="T118">Ведущий специалист<text:s/></text:span><text:span text:style-name="T119">(Полная занятость)</text:span></text:p>
            <text:p text:style-name="P65"><text:span text:style-name="T120">Федерация футбола Узбекистана, Ташкент </text:span></text:p>
            <text:p text:style-name="P65"><text:span text:style-name="T120">Обязанности: </text:span></text:p>
            <text:p text:style-name="P65"><text:span text:style-name="T121">Устный и письменный перевод для иностранных специалистов</text:span></text:p>
            <text:p text:style-name="P65"><text:span text:style-name="T121">в том числе тренеров национальной, молодёжной и юношеской сборной страны по футболу</text:span></text:p>
            <text:p text:style-name="P65"><text:span text:style-name="T121">Помощь в административной работе отдела</text:span></text:p>
            <text:p text:style-name="P65"><text:span text:style-name="T121">Сопровождение сборных команд в зарубежных поездках</text:span></text:p>
            <text:p text:style-name="P65"><text:span text:style-name="T121">Сопровождение и помощь в работе сборных команд на отборочных этапах кубка мира и кубка Азии по футболу</text:span></text:p>
            <text:p text:style-name="P65"><text:span text:style-name="T122"/></text:p>
            <text:p text:style-name="P65"><text:span text:style-name="T122"/></text:p>
          </table:table-cell>
        </table:table-row>
        <table:table-row table:style-name="TableRow0126">
          <table:table-cell table:style-name="TableCell012600">
            <text:p text:style-name="P67"><text:span text:style-name="T123">Август 1999</text:span><text:span text:style-name="T124"> —<text:s/></text:span><text:span text:style-name="T125">январь 2003</text:span></text:p>
            <text:p text:style-name="P67"><text:span text:style-name="T126"/></text:p>
            <text:p text:style-name="P67"><text:span text:style-name="T127">3<text:s/></text:span><text:span text:style-name="T128">года и 6 месяцев</text:span><text:span text:style-name="T129"/></text:p>
          </table:table-cell>
          <table:table-cell table:style-name="TableCell012601">
            <text:p text:style-name="P67"><text:span text:style-name="T130">Преподаватель<text:s/></text:span><text:span text:style-name="T131">(Частичная занятость)</text:span></text:p>
            <text:p text:style-name="P67"><text:span text:style-name="T132">Узбекский государственный университет мировых языков, Ташкент </text:span></text:p>
            <text:p text:style-name="P67"><text:span text:style-name="T132">Обязанности: </text:span></text:p>
            <text:p text:style-name="P67"><text:span text:style-name="T133">Преподавание фонетики и лексики немецкого языка на младших курсах</text:span></text:p>
            <text:p text:style-name="P67"><text:span text:style-name="T133">Подготовка дидактических материалов и контрольно-тестовых работ</text:span></text:p>
            <text:p text:style-name="P67"><text:span text:style-name="T133">Подготовка лучших студентов факультета к языковым олимпиадам</text:span></text:p>
            <text:p text:style-name="P67"><text:span text:style-name="T134"/></text:p>
            <text:p text:style-name="P67"><text:span text:style-name="T134"/></text:p>
          </table:table-cell>
        </table:table-row>
        <table:table-row table:style-name="TableRow0127">
          <table:table-cell table:style-name="TableCell012700">
            <text:p text:style-name="P69"><text:span text:style-name="T135">Февраль 1999</text:span><text:span text:style-name="T136"> —<text:s/></text:span><text:span text:style-name="T137">сентябрь 2001</text:span></text:p>
            <text:p text:style-name="P69"><text:span text:style-name="T138"/></text:p>
            <text:p text:style-name="P69"><text:span text:style-name="T139">2<text:s/></text:span><text:span text:style-name="T140">года и 8 месяцев</text:span><text:span text:style-name="T141"/></text:p>
          </table:table-cell>
          <table:table-cell table:style-name="TableCell012701">
            <text:p text:style-name="P69"><text:span text:style-name="T142">Ассистент по культурным программам<text:s/></text:span><text:span text:style-name="T143">(Полная занятость)</text:span></text:p>
            <text:p text:style-name="P69"><text:span text:style-name="T144">Институт им. Гёте, Ташкент </text:span></text:p>
            <text:p text:style-name="P69"><text:span text:style-name="T144">Обязанности: </text:span></text:p>
            <text:p text:style-name="P69"><text:span text:style-name="T145">Устный и письменный перевод с немецкого на русский и узбекский</text:span></text:p>
            <text:p text:style-name="P69"><text:span text:style-name="T145">Участие в разработке, планировании и осуществлении культурных, культурно-социальных, культурно-политических проектов</text:span></text:p>
            <text:p text:style-name="P69"><text:span text:style-name="T145">Организация и проведение выставок, презентаций, семинаров, концертов, кинофестивалей, гастролей театров и музыкальных коллективов</text:span></text:p>
            <text:p text:style-name="P69"><text:span text:style-name="T145">Публикация книг, брошюр и других печатных материалов</text:span></text:p>
            <text:p text:style-name="P69"><text:span text:style-name="T146">PR</text:span></text:p>
            <text:p text:style-name="P69"><text:span text:style-name="T147">Подготовка и организация собраний</text:span></text:p>
            <text:p text:style-name="P69"><text:span text:style-name="T147">Подготовка презентаций</text:span></text:p>
            <text:p text:style-name="P69"><text:span text:style-name="T147">Участие в переговорах</text:span></text:p>
            <text:p text:style-name="P69"><text:span text:style-name="T147">Организация местных и зарубежных командировок руководителей, координация транспорта для приезжающих гостей</text:span></text:p>
            <text:p text:style-name="P69"><text:span text:style-name="T147">Прием посетителей и делегаций</text:span></text:p>
            <text:p text:style-name="P69"><text:span text:style-name="T148"/></text:p>
            <text:p text:style-name="P69"><text:span text:style-name="T148"/></text:p>
          </table:table-cell>
        </table:table-row>
        <table:table-row table:style-name="TableRow0128">
          <table:table-cell table:style-name="TableCell012800">
            <text:p text:style-name="P71"><text:span text:style-name="T149">Июнь 1996</text:span><text:span text:style-name="T150"> —<text:s/></text:span><text:span text:style-name="T151">сентябрь 1999</text:span></text:p>
            <text:p text:style-name="P71"><text:span text:style-name="T152"/></text:p>
            <text:p text:style-name="P71"><text:span text:style-name="T153">3<text:s/></text:span><text:span text:style-name="T154">года и 4 месяца</text:span><text:span text:style-name="T155"/></text:p>
          </table:table-cell>
          <table:table-cell table:style-name="TableCell012801">
            <text:p text:style-name="P71"><text:span text:style-name="T156">Гид-переводчик, тур-оператор<text:s/></text:span><text:span text:style-name="T157">(Частичная занятость)</text:span></text:p>
            <text:p text:style-name="P71"><text:span text:style-name="T158">Ёрдамчи-турсервис, Ташкент </text:span></text:p>
            <text:p text:style-name="P71"><text:span text:style-name="T158">Обязанности: </text:span></text:p>
            <text:p text:style-name="P71"><text:span text:style-name="T159">Поиск и ведение переговоров с потенциальными клиентами</text:span></text:p>
            <text:p text:style-name="P71"><text:span text:style-name="T159">Разработка и перевод на иностранный язык тур-продуктов и других рекламных материалов</text:span></text:p>
            <text:p text:style-name="P71"><text:span text:style-name="T159">Подготовка и проведение туров</text:span></text:p>
            <text:p text:style-name="P71"><text:span text:style-name="T159">переписка с иностранными партнёрами</text:span></text:p>
            <text:p text:style-name="P71"><text:span text:style-name="T159">Логистика маршрутов</text:span></text:p>
            <text:p text:style-name="P71"><text:span text:style-name="T159">Бронирование авиабилетов, железнодорожных билетов</text:span></text:p>
            <text:p text:style-name="P71"><text:span text:style-name="T159">Поиск и подбор транспорта для туров и маршрутов</text:span></text:p>
            <text:p text:style-name="P71"><text:span text:style-name="T159">Подбор и бронирование гостиниц</text:span></text:p>
            <text:p text:style-name="P71"><text:span text:style-name="T159">Мониторинг маршрутов и клиентской базы</text:span></text:p>
            <text:p text:style-name="P71"><text:span text:style-name="T159">Экскурсии по городам Ташкент, Самарканд, Шахрисабз, Бухара, Хива, Нукус, Каракалпакстан, Аральское море, Кызылкумы, Каракумы, горные районы Узбекистана и других стран Центральной Азии, стран Шёлкового Пути, Германии, Швейцарии (города, музеи, ландшафты)</text:span></text:p>
            <text:p text:style-name="P71"><text:span text:style-name="T160"/></text:p>
            <text:p text:style-name="P71"><text:span text:style-name="T160"/></text:p>
          </table:table-cell>
        </table:table-row>
        <table:table-row table:style-name="TableRow0129">
          <table:table-cell table:style-name="TableCell012900">
            <text:p text:style-name="P73"><text:span text:style-name="T161">Октябрь 1998</text:span><text:span text:style-name="T162"> —<text:s/></text:span><text:span text:style-name="T163">март 1999</text:span></text:p>
            <text:p text:style-name="P73"><text:span text:style-name="T164"/></text:p>
            <text:p text:style-name="P73"><text:span text:style-name="T165">6<text:s/></text:span><text:span text:style-name="T166">месяцев</text:span><text:span text:style-name="T167"/></text:p>
          </table:table-cell>
          <table:table-cell table:style-name="TableCell012901">
            <text:p text:style-name="P73"><text:span text:style-name="T168">Технический переводчик<text:s/></text:span><text:span text:style-name="T169">(Частичная занятость)</text:span></text:p>
            <text:p text:style-name="P73"><text:span text:style-name="T170">СП ЗАО "МЕДИЗ", Ташкент </text:span></text:p>
            <text:p text:style-name="P73"><text:span text:style-name="T170">Обязанности: </text:span></text:p>
            <text:p text:style-name="P73"><text:span text:style-name="T171">Руководство переводчиками проекта</text:span></text:p>
            <text:p text:style-name="P73"><text:span text:style-name="T171">Организация работ по переводческому сопровождению проекта реконструкции</text:span></text:p>
            <text:p text:style-name="P73"><text:span text:style-name="T171">Перевод переговоров партнёров по проекту</text:span></text:p>
            <text:p text:style-name="P73"><text:span text:style-name="T171">Письменный перевод технической документации проекта</text:span></text:p>
            <text:p text:style-name="P73"><text:span text:style-name="T171">Редактирование материалов проекта</text:span></text:p>
            <text:p text:style-name="P73"><text:span text:style-name="T172"/></text:p>
            <text:p text:style-name="P73"><text:span text:style-name="T172"/></text:p>
          </table:table-cell>
        </table:table-row>
        <table:table-row table:style-name="TableRow0130">
          <table:table-cell table:style-name="TableCell013000">
            <text:p text:style-name="P75"><text:span text:style-name="T172"/></text:p>
          </table:table-cell>
          <table:table-cell table:style-name="TableCell013001">
            <text:p text:style-name="P75"><text:span text:style-name="T172"/></text:p>
          </table:table-cell>
        </table:table-row>
        <table:table-row table:style-name="TableRow0131">
          <table:table-cell table:style-name="TableCell013100" table:number-columns-spanned="2">
            <text:p text:style-name="P78"><text:span text:style-name="T173">Образование</text:span><text:span text:style-name="T174"/></text:p>
          </table:table-cell>
          <table:covered-table-cell/>
        </table:table-row>
        <table:table-row table:style-name="TableRow0132">
          <table:table-cell table:style-name="TableCell013200">
            <text:p text:style-name="P81"><text:span text:style-name="T174"/></text:p>
          </table:table-cell>
          <table:table-cell table:style-name="TableCell013201">
            <text:p text:style-name="P81"><text:span text:style-name="T174"/></text:p>
          </table:table-cell>
        </table:table-row>
        <table:table-row table:style-name="TableRow0133">
          <table:table-cell table:style-name="TableCell013300">
            <text:p text:style-name="P83"><text:span text:style-name="T175">Учебное заведение:</text:span><text:span text:style-name="T176"/></text:p>
          </table:table-cell>
          <table:table-cell table:style-name="TableCell013301">
            <text:p text:style-name="P83"><text:span text:style-name="T177">Узбекский государственный университет мировыхи языков<text:s/></text:span><text:span text:style-name="T178"/></text:p>
          </table:table-cell>
        </table:table-row>
        <table:table-row table:style-name="TableRow0134">
          <table:table-cell table:style-name="TableCell013400">
            <text:p text:style-name="P85"><text:span text:style-name="T179">Дата окончания:</text:span><text:span text:style-name="T180"/></text:p>
          </table:table-cell>
          <table:table-cell table:style-name="TableCell013401">
            <text:p text:style-name="P85"><text:span text:style-name="T181">2006<text:s/></text:span><text:span text:style-name="T182">год</text:span><text:span text:style-name="T183"/></text:p>
          </table:table-cell>
        </table:table-row>
        <table:table-row table:style-name="TableRow0135">
          <table:table-cell table:style-name="TableCell013500">
            <text:p text:style-name="P87"><text:span text:style-name="T184">Уровень образования:</text:span><text:span text:style-name="T185"/></text:p>
          </table:table-cell>
          <table:table-cell table:style-name="TableCell013501">
            <text:p text:style-name="P87"><text:span text:style-name="T186">Высшее</text:span><text:span text:style-name="T187"/></text:p>
          </table:table-cell>
        </table:table-row>
        <table:table-row table:style-name="TableRow0136">
          <table:table-cell table:style-name="TableCell013600">
            <text:p text:style-name="P89"><text:span text:style-name="T188">Факультет:</text:span><text:span text:style-name="T189"/></text:p>
          </table:table-cell>
          <table:table-cell table:style-name="TableCell013601">
            <text:p text:style-name="P89"><text:span text:style-name="T190">Аспирантура</text:span><text:span text:style-name="T191"/></text:p>
          </table:table-cell>
        </table:table-row>
        <table:table-row table:style-name="TableRow0137">
          <table:table-cell table:style-name="TableCell013700">
            <text:p text:style-name="P91"><text:span text:style-name="T192">Специальность:</text:span><text:span text:style-name="T193"/></text:p>
          </table:table-cell>
          <table:table-cell table:style-name="TableCell013701">
            <text:p text:style-name="P91"><text:span text:style-name="T194">10.02.04 (</text:span><text:span text:style-name="T195">немецкий язык)</text:span><text:span text:style-name="T196"/></text:p>
          </table:table-cell>
        </table:table-row>
        <table:table-row table:style-name="TableRow0138">
          <table:table-cell table:style-name="TableCell013800">
            <text:p text:style-name="P93"><text:span text:style-name="T197">Форма обучения:</text:span><text:span text:style-name="T198"/></text:p>
          </table:table-cell>
          <table:table-cell table:style-name="TableCell013801">
            <text:p text:style-name="P93"><text:span text:style-name="T199">Дневная/Очная</text:span><text:span text:style-name="T200"/></text:p>
          </table:table-cell>
        </table:table-row>
        <table:table-row table:style-name="TableRow0139">
          <table:table-cell table:style-name="TableCell013900">
            <text:p text:style-name="P95"><text:span text:style-name="T200"/></text:p>
          </table:table-cell>
          <table:table-cell table:style-name="TableCell013901">
            <text:p text:style-name="P95"><text:span text:style-name="T200"/></text:p>
          </table:table-cell>
        </table:table-row>
        <table:table-row table:style-name="TableRow0140">
          <table:table-cell table:style-name="TableCell014000">
            <text:p text:style-name="P97"><text:span text:style-name="T201">Учебное заведение:</text:span><text:span text:style-name="T202"/></text:p>
          </table:table-cell>
          <table:table-cell table:style-name="TableCell014001">
            <text:p text:style-name="P97"><text:span text:style-name="T203">Узбекский государственный университет мировыхи языков<text:s/></text:span><text:span text:style-name="T204"/></text:p>
          </table:table-cell>
        </table:table-row>
        <table:table-row table:style-name="TableRow0141">
          <table:table-cell table:style-name="TableCell014100">
            <text:p text:style-name="P99"><text:span text:style-name="T205">Дата окончания:</text:span><text:span text:style-name="T206"/></text:p>
          </table:table-cell>
          <table:table-cell table:style-name="TableCell014101">
            <text:p text:style-name="P99"><text:span text:style-name="T207">1999<text:s/></text:span><text:span text:style-name="T208">год</text:span><text:span text:style-name="T209"/></text:p>
          </table:table-cell>
        </table:table-row>
        <table:table-row table:style-name="TableRow0142">
          <table:table-cell table:style-name="TableCell014200">
            <text:p text:style-name="P101"><text:span text:style-name="T210">Уровень образования:</text:span><text:span text:style-name="T211"/></text:p>
          </table:table-cell>
          <table:table-cell table:style-name="TableCell014201">
            <text:p text:style-name="P101"><text:span text:style-name="T212">Высшее</text:span><text:span text:style-name="T213"/></text:p>
          </table:table-cell>
        </table:table-row>
        <table:table-row table:style-name="TableRow0143">
          <table:table-cell table:style-name="TableCell014300">
            <text:p text:style-name="P103"><text:span text:style-name="T214">Факультет:</text:span><text:span text:style-name="T215"/></text:p>
          </table:table-cell>
          <table:table-cell table:style-name="TableCell014301">
            <text:p text:style-name="P103"><text:span text:style-name="T216">Немецкая филология</text:span><text:span text:style-name="T217"/></text:p>
          </table:table-cell>
        </table:table-row>
        <table:table-row table:style-name="TableRow0144">
          <table:table-cell table:style-name="TableCell014400">
            <text:p text:style-name="P105"><text:span text:style-name="T218">Специальность:</text:span><text:span text:style-name="T219"/></text:p>
          </table:table-cell>
          <table:table-cell table:style-name="TableCell014401">
            <text:p text:style-name="P105"><text:span text:style-name="T220">Преподаватель немецкого и английского языков</text:span><text:span text:style-name="T221"/></text:p>
          </table:table-cell>
        </table:table-row>
        <table:table-row table:style-name="TableRow0145">
          <table:table-cell table:style-name="TableCell014500">
            <text:p text:style-name="P107"><text:span text:style-name="T222">Форма обучения:</text:span><text:span text:style-name="T223"/></text:p>
          </table:table-cell>
          <table:table-cell table:style-name="TableCell014501">
            <text:p text:style-name="P107"><text:span text:style-name="T224">Дневная/Очная</text:span><text:span text:style-name="T225"/></text:p>
          </table:table-cell>
        </table:table-row>
        <table:table-row table:style-name="TableRow0146">
          <table:table-cell table:style-name="TableCell014600">
            <text:p text:style-name="P109"><text:span text:style-name="T225"/></text:p>
          </table:table-cell>
          <table:table-cell table:style-name="TableCell014601">
            <text:p text:style-name="P109"><text:span text:style-name="T225"/></text:p>
          </table:table-cell>
        </table:table-row>
        <table:table-row table:style-name="TableRow0147">
          <table:table-cell table:style-name="TableCell014700">
            <text:p text:style-name="P111"><text:span text:style-name="T225"/></text:p>
          </table:table-cell>
          <table:table-cell table:style-name="TableCell014701">
            <text:p text:style-name="P111"><text:span text:style-name="T225"/></text:p>
          </table:table-cell>
        </table:table-row>
        <table:table-row table:style-name="TableRow0148">
          <table:table-cell table:style-name="TableCell014800" table:number-columns-spanned="2">
            <text:p text:style-name="P114"><text:span text:style-name="T226">Курсы и тренинги</text:span><text:span text:style-name="T227"/></text:p>
          </table:table-cell>
          <table:covered-table-cell/>
        </table:table-row>
        <table:table-row table:style-name="TableRow0149">
          <table:table-cell table:style-name="TableCell014900">
            <text:p text:style-name="P117"><text:span text:style-name="T227"/></text:p>
          </table:table-cell>
          <table:table-cell table:style-name="TableCell014901">
            <text:p text:style-name="P117"><text:span text:style-name="T227"/></text:p>
          </table:table-cell>
        </table:table-row>
        <table:table-row table:style-name="TableRow0150">
          <table:table-cell table:style-name="TableCell015000">
            <text:p text:style-name="P119"><text:span text:style-name="T228">Название курса:</text:span><text:span text:style-name="T229"/></text:p>
          </table:table-cell>
          <table:table-cell table:style-name="TableCell015001">
            <text:p text:style-name="P119"><text:span text:style-name="T230">Семинар под руководством проф. Э. Фляйшера на тему<text:s/></text:span><text:span text:style-name="T231">«</text:span><text:span text:style-name="T232">Устный и письменный перевод в современных условиях</text:span><text:span text:style-name="T233">» Prof. Dr. E. Fleischer in "Uebersetzen und Dolmetschen in einer modernen Welt"</text:span><text:span text:style-name="T234"/></text:p>
          </table:table-cell>
        </table:table-row>
        <table:table-row table:style-name="TableRow0151">
          <table:table-cell table:style-name="TableCell015100">
            <text:p text:style-name="P121"><text:span text:style-name="T235">Учебное заведение:</text:span><text:span text:style-name="T236"/></text:p>
          </table:table-cell>
          <table:table-cell table:style-name="TableCell015101">
            <text:p text:style-name="P121"><text:span text:style-name="T237">Немецко-Казахстанский университет</text:span><text:span text:style-name="T238"/></text:p>
          </table:table-cell>
        </table:table-row>
        <table:table-row table:style-name="TableRow0152">
          <table:table-cell table:style-name="TableCell015200">
            <text:p text:style-name="P123"><text:span text:style-name="T239">Дата окончания:</text:span><text:span text:style-name="T240"/></text:p>
          </table:table-cell>
          <table:table-cell table:style-name="TableCell015201">
            <text:p text:style-name="P123"><text:span text:style-name="T241">2005<text:s/></text:span><text:span text:style-name="T242">год</text:span><text:span text:style-name="T243"/></text:p>
          </table:table-cell>
        </table:table-row>
        <table:table-row table:style-name="TableRow0153">
          <table:table-cell table:style-name="TableCell015300">
            <text:p text:style-name="P125"><text:span text:style-name="T243"/></text:p>
          </table:table-cell>
          <table:table-cell table:style-name="TableCell015301">
            <text:p text:style-name="P125"><text:span text:style-name="T243"/></text:p>
          </table:table-cell>
        </table:table-row>
        <table:table-row table:style-name="TableRow0154">
          <table:table-cell table:style-name="TableCell015400">
            <text:p text:style-name="P127"><text:span text:style-name="T244">Название курса:</text:span><text:span text:style-name="T245"/></text:p>
          </table:table-cell>
          <table:table-cell table:style-name="TableCell015401">
            <text:p text:style-name="P127"><text:span text:style-name="T246">Семинар<text:s/></text:span><text:span text:style-name="T247">«</text:span><text:span text:style-name="T248">Оптимизация преподавания перевода в ВУЗе</text:span><text:span text:style-name="T249"/></text:p>
          </table:table-cell>
        </table:table-row>
        <table:table-row table:style-name="TableRow0155">
          <table:table-cell table:style-name="TableCell015500">
            <text:p text:style-name="P129"><text:span text:style-name="T250">Учебное заведение:</text:span><text:span text:style-name="T251"/></text:p>
          </table:table-cell>
          <table:table-cell table:style-name="TableCell015501">
            <text:p text:style-name="P129"><text:span text:style-name="T252">МГУ им. Ломоносова</text:span><text:span text:style-name="T253"/></text:p>
          </table:table-cell>
        </table:table-row>
        <table:table-row table:style-name="TableRow0156">
          <table:table-cell table:style-name="TableCell015600">
            <text:p text:style-name="P131"><text:span text:style-name="T254">Дата окончания:</text:span><text:span text:style-name="T255"/></text:p>
          </table:table-cell>
          <table:table-cell table:style-name="TableCell015601">
            <text:p text:style-name="P131"><text:span text:style-name="T256">2004<text:s/></text:span><text:span text:style-name="T257">год</text:span><text:span text:style-name="T258"/></text:p>
          </table:table-cell>
        </table:table-row>
        <table:table-row table:style-name="TableRow0157">
          <table:table-cell table:style-name="TableCell015700">
            <text:p text:style-name="P133"><text:span text:style-name="T258"/></text:p>
          </table:table-cell>
          <table:table-cell table:style-name="TableCell015701">
            <text:p text:style-name="P133"><text:span text:style-name="T258"/></text:p>
          </table:table-cell>
        </table:table-row>
        <table:table-row table:style-name="TableRow0158">
          <table:table-cell table:style-name="TableCell015800">
            <text:p text:style-name="P135"><text:span text:style-name="T259">Название курса:</text:span><text:span text:style-name="T260"/></text:p>
          </table:table-cell>
          <table:table-cell table:style-name="TableCell015801">
            <text:p text:style-name="P135"><text:span text:style-name="T261">Семинар по переводу под руководством проф. Кауца (Prof. Dr. Kautz) Гейдельберг, ФРГ</text:span><text:span text:style-name="T262"/></text:p>
          </table:table-cell>
        </table:table-row>
        <table:table-row table:style-name="TableRow0159">
          <table:table-cell table:style-name="TableCell015900">
            <text:p text:style-name="P137"><text:span text:style-name="T263">Учебное заведение:</text:span><text:span text:style-name="T264"/></text:p>
          </table:table-cell>
          <table:table-cell table:style-name="TableCell015901">
            <text:p text:style-name="P137"><text:span text:style-name="T265">Институт им. Гёте, Ташкент</text:span><text:span text:style-name="T266"/></text:p>
          </table:table-cell>
        </table:table-row>
        <table:table-row table:style-name="TableRow0160">
          <table:table-cell table:style-name="TableCell016000">
            <text:p text:style-name="P139"><text:span text:style-name="T267">Дата окончания:</text:span><text:span text:style-name="T268"/></text:p>
          </table:table-cell>
          <table:table-cell table:style-name="TableCell016001">
            <text:p text:style-name="P139"><text:span text:style-name="T269">2003<text:s/></text:span><text:span text:style-name="T270">год</text:span><text:span text:style-name="T271"/></text:p>
          </table:table-cell>
        </table:table-row>
        <table:table-row table:style-name="TableRow0161">
          <table:table-cell table:style-name="TableCell016100">
            <text:p text:style-name="P141"><text:span text:style-name="T271"/></text:p>
          </table:table-cell>
          <table:table-cell table:style-name="TableCell016101">
            <text:p text:style-name="P141"><text:span text:style-name="T271"/></text:p>
          </table:table-cell>
        </table:table-row>
        <table:table-row table:style-name="TableRow0162">
          <table:table-cell table:style-name="TableCell016200">
            <text:p text:style-name="P143"><text:span text:style-name="T272">Название курса:</text:span><text:span text:style-name="T273"/></text:p>
          </table:table-cell>
          <table:table-cell table:style-name="TableCell016201">
            <text:p text:style-name="P143"><text:span text:style-name="T274">Менеджмент проектов в области кино-теле-видео и мультимедиа</text:span><text:span text:style-name="T275"/></text:p>
          </table:table-cell>
        </table:table-row>
        <table:table-row table:style-name="TableRow0163">
          <table:table-cell table:style-name="TableCell016300">
            <text:p text:style-name="P145"><text:span text:style-name="T276">Учебное заведение:</text:span><text:span text:style-name="T277"/></text:p>
          </table:table-cell>
          <table:table-cell table:style-name="TableCell016301">
            <text:p text:style-name="P145"><text:span text:style-name="T278">Институт им. Гёте</text:span><text:span text:style-name="T279"/></text:p>
          </table:table-cell>
        </table:table-row>
        <table:table-row table:style-name="TableRow0164">
          <table:table-cell table:style-name="TableCell016400">
            <text:p text:style-name="P147"><text:span text:style-name="T280">Дата окончания:</text:span><text:span text:style-name="T281"/></text:p>
          </table:table-cell>
          <table:table-cell table:style-name="TableCell016401">
            <text:p text:style-name="P147"><text:span text:style-name="T282">2001<text:s/></text:span><text:span text:style-name="T283">год</text:span><text:span text:style-name="T284"/></text:p>
          </table:table-cell>
        </table:table-row>
        <table:table-row table:style-name="TableRow0165">
          <table:table-cell table:style-name="TableCell016500">
            <text:p text:style-name="P149"><text:span text:style-name="T284"/></text:p>
          </table:table-cell>
          <table:table-cell table:style-name="TableCell016501">
            <text:p text:style-name="P149"><text:span text:style-name="T284"/></text:p>
          </table:table-cell>
        </table:table-row>
        <table:table-row table:style-name="TableRow0166">
          <table:table-cell table:style-name="TableCell016600">
            <text:p text:style-name="P151"><text:span text:style-name="T285">Название курса:</text:span><text:span text:style-name="T286"/></text:p>
          </table:table-cell>
          <table:table-cell table:style-name="TableCell016601">
            <text:p text:style-name="P151"><text:span text:style-name="T287">Целевое ориентирование при подготовке проектов</text:span><text:span text:style-name="T288"/></text:p>
          </table:table-cell>
        </table:table-row>
        <table:table-row table:style-name="TableRow0167">
          <table:table-cell table:style-name="TableCell016700">
            <text:p text:style-name="P153"><text:span text:style-name="T289">Учебное заведение:</text:span><text:span text:style-name="T290"/></text:p>
          </table:table-cell>
          <table:table-cell table:style-name="TableCell016701">
            <text:p text:style-name="P153"><text:span text:style-name="T291">Институт им. Гёте</text:span><text:span text:style-name="T292"/></text:p>
          </table:table-cell>
        </table:table-row>
        <table:table-row table:style-name="TableRow0168">
          <table:table-cell table:style-name="TableCell016800">
            <text:p text:style-name="P155"><text:span text:style-name="T293">Дата окончания:</text:span><text:span text:style-name="T294"/></text:p>
          </table:table-cell>
          <table:table-cell table:style-name="TableCell016801">
            <text:p text:style-name="P155"><text:span text:style-name="T295">1999<text:s/></text:span><text:span text:style-name="T296">год</text:span><text:span text:style-name="T297"/></text:p>
          </table:table-cell>
        </table:table-row>
        <table:table-row table:style-name="TableRow0169">
          <table:table-cell table:style-name="TableCell016900">
            <text:p text:style-name="P157"><text:span text:style-name="T297"/></text:p>
          </table:table-cell>
          <table:table-cell table:style-name="TableCell016901">
            <text:p text:style-name="P157"><text:span text:style-name="T297"/></text:p>
          </table:table-cell>
        </table:table-row>
        <table:table-row table:style-name="TableRow0170">
          <table:table-cell table:style-name="TableCell017000">
            <text:p text:style-name="P159"><text:span text:style-name="T297"/></text:p>
          </table:table-cell>
          <table:table-cell table:style-name="TableCell017001">
            <text:p text:style-name="P159"><text:span text:style-name="T297"/></text:p>
          </table:table-cell>
        </table:table-row>
        <table:table-row table:style-name="TableRow0171">
          <table:table-cell table:style-name="TableCell017100" table:number-columns-spanned="2">
            <text:p text:style-name="P162"><text:span text:style-name="T298">Иностранные языки</text:span><text:span text:style-name="T299"/></text:p>
          </table:table-cell>
          <table:covered-table-cell/>
        </table:table-row>
        <table:table-row table:style-name="TableRow0172">
          <table:table-cell table:style-name="TableCell017200">
            <text:p text:style-name="P165"><text:span text:style-name="T299"/></text:p>
          </table:table-cell>
          <table:table-cell table:style-name="TableCell017201">
            <text:p text:style-name="P165"><text:span text:style-name="T299"/></text:p>
          </table:table-cell>
        </table:table-row>
        <table:table-row table:style-name="TableRow0173">
          <table:table-cell table:style-name="TableCell017300">
            <text:p text:style-name="P167"><text:span text:style-name="T300">Английский:<text:s/></text:span><text:span text:style-name="T301"/></text:p>
          </table:table-cell>
          <table:table-cell table:style-name="TableCell017301">
            <text:p text:style-name="P167"><text:span text:style-name="T302">Разговорный, продвинутый уровень</text:span><text:span text:style-name="T303"/></text:p>
          </table:table-cell>
        </table:table-row>
        <table:table-row table:style-name="TableRow0174">
          <table:table-cell table:style-name="TableCell017400">
            <text:p text:style-name="P169"><text:span text:style-name="T304">Немецкий:<text:s/></text:span><text:span text:style-name="T305"/></text:p>
          </table:table-cell>
          <table:table-cell table:style-name="TableCell017401">
            <text:p text:style-name="P169"><text:span text:style-name="T306">Свободно владею</text:span><text:span text:style-name="T307"/></text:p>
          </table:table-cell>
        </table:table-row>
        <table:table-row table:style-name="TableRow0175">
          <table:table-cell table:style-name="TableCell017500">
            <text:p text:style-name="P171"><text:span text:style-name="T308">Узбекский:<text:s/></text:span><text:span text:style-name="T309"/></text:p>
          </table:table-cell>
          <table:table-cell table:style-name="TableCell017501">
            <text:p text:style-name="P171"><text:span text:style-name="T310">Свободно владею</text:span><text:span text:style-name="T311"/></text:p>
          </table:table-cell>
        </table:table-row>
        <table:table-row table:style-name="TableRow0176">
          <table:table-cell table:style-name="TableCell017600">
            <text:p text:style-name="P173"><text:span text:style-name="T312">Русский:<text:s/></text:span><text:span text:style-name="T313"/></text:p>
          </table:table-cell>
          <table:table-cell table:style-name="TableCell017601">
            <text:p text:style-name="P173"><text:span text:style-name="T314">Свободно владею</text:span><text:span text:style-name="T315"/></text:p>
          </table:table-cell>
        </table:table-row>
        <table:table-row table:style-name="TableRow0177">
          <table:table-cell table:style-name="TableCell017700">
            <text:p text:style-name="P175"><text:span text:style-name="T315"/></text:p>
          </table:table-cell>
          <table:table-cell table:style-name="TableCell017701">
            <text:p text:style-name="P175"><text:span text:style-name="T315"/></text:p>
          </table:table-cell>
        </table:table-row>
        <table:table-row table:style-name="TableRow0178">
          <table:table-cell table:style-name="TableCell017800" table:number-columns-spanned="2">
            <text:p text:style-name="P178"><text:span text:style-name="T316">Дополнительная информация</text:span><text:span text:style-name="T317"/></text:p>
          </table:table-cell>
          <table:covered-table-cell/>
        </table:table-row>
        <table:table-row table:style-name="TableRow0179">
          <table:table-cell table:style-name="TableCell017900">
            <text:p text:style-name="P181"><text:span text:style-name="T317"/></text:p>
          </table:table-cell>
          <table:table-cell table:style-name="TableCell017901">
            <text:p text:style-name="P181"><text:span text:style-name="T317"/></text:p>
          </table:table-cell>
        </table:table-row>
        <table:table-row table:style-name="TableRow0180">
          <table:table-cell table:style-name="TableCell018000">
            <text:p text:style-name="P183"><text:span text:style-name="T318">Ключевые навыки и достижения:</text:span><text:span text:style-name="T319"/></text:p>
          </table:table-cell>
          <table:table-cell table:style-name="TableCell018001">
            <text:p text:style-name="P183"><text:span text:style-name="T320">С 2001 года работаю в качестве свободного переводчика. Среди постоянных клиентов и заказчиков: Институт им. Гёте, Радио "Немецкая волна", компания "Кнауф", УИК "Узбекинвест", Театр Мюльхайм ан дер Рур, Государственная консерватория, Мойзер Архитектен БДА, ГТЦ (GTZ), GIZ, Посольство Германии в Узбекистане, туристические компании, МВЭСиТ.</text:span></text:p>
            <text:p text:style-name="P183"><text:span text:style-name="T321"/></text:p>
            <text:p text:style-name="P183"><text:span text:style-name="T322">Компьютерные навыки:</text:span></text:p>
            <text:p text:style-name="P183"><text:span text:style-name="T323">Windows, MS Office, Internet,<text:s/></text:span><text:span text:style-name="T324">ИИ (AI)</text:span></text:p>
            <text:p text:style-name="P183"><text:span text:style-name="T324">Знание офисной техники, телефонных станций, копировальной и множительной техники</text:span><text:span text:style-name="T325"/></text:p>
          </table:table-cell>
        </table:table-row>
        <table:table-row table:style-name="TableRow0181">
          <table:table-cell table:style-name="TableCell018100">
            <text:p text:style-name="P185"><text:span text:style-name="T326">Дополнительные сведения:</text:span><text:span text:style-name="T327"/></text:p>
          </table:table-cell>
          <table:table-cell table:style-name="TableCell018101">
            <text:p text:style-name="P185"><text:span text:style-name="T328">Навыки синхронного перевода немецкий-русский</text:span></text:p>
            <text:p text:style-name="P185"><text:span text:style-name="T328">Последовательный перевод, перевод по телефону</text:span></text:p>
            <text:p text:style-name="P185"><text:span text:style-name="T328">Письменный перевод – все основные виды в тематиках культура, кино, музыка, архитектура, строительство, компьютеры, литература, туризм, политика, экономика, права человека, экология, бизнес, спорт</text:span></text:p>
            <text:p text:style-name="P185"><text:span text:style-name="T329"/></text:p>
            <text:p text:style-name="P185"><text:span text:style-name="T330">Умение работать в команде, в том числе международного состава</text:span></text:p>
            <text:p text:style-name="P185"><text:span text:style-name="T330">Постоянное стремление к самообразованию</text:span></text:p>
            <text:p text:style-name="P185"><text:span text:style-name="T330">Ярко выраженные лидерские качества</text:span></text:p>
            <text:p text:style-name="P185"><text:span text:style-name="T330">Умение быстро приспособляться к новым обстоятельствам</text:span></text:p>
            <text:p text:style-name="P185"><text:span text:style-name="T330">Мобильность и готовность к любым командировкам</text:span><text:span text:style-name="T331"/></text:p>
          </table:table-cell>
        </table:table-row>
      </table:table>
      <text:p text:style-name="P187"><text:span text:style-name="T332">_____________________________________________________________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89"><text:span text:style-name="T333"/></text:p>
          </table:table-cell>
          <table:table-cell table:style-name="TableCell020001">
            <text:p text:style-name="P189"><text:span text:style-name="T333"/></text:p>
          </table:table-cell>
        </table:table-row>
        <table:table-row table:style-name="TableRow0201">
          <table:table-cell table:style-name="TableCell020100">
            <text:p text:style-name="P191"><text:span text:style-name="T333"/></text:p>
          </table:table-cell>
          <table:table-cell table:style-name="TableCell020101">
            <text:p text:style-name="P191"><text:span text:style-name="T333"/></text:p>
          </table:table-cell>
        </table:table-row>
        <table:table-row table:style-name="TableRow0202">
          <table:table-cell table:style-name="TableCell020200">
            <text:p text:style-name="P193"><text:span text:style-name="T333"/></text:p>
          </table:table-cell>
          <table:table-cell table:style-name="TableCell020201">
            <text:p text:style-name="P193"><text:span text:style-name="T333"/></text:p>
          </table:table-cell>
        </table:table-row>
      </table:table>
      <text:p text:style-name="P195"><text:span text:style-name="T3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